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1616" officeooo:paragraph-rsid="0018d185"/>
    </style:style>
    <style:style style:name="P2" style:family="paragraph" style:parent-style-name="Standard">
      <style:text-properties officeooo:paragraph-rsid="0018d185"/>
    </style:style>
    <style:style style:name="T1" style:family="text">
      <style:text-properties officeooo:rsid="0018d0d2"/>
    </style:style>
    <style:style style:name="T2" style:family="text">
      <style:text-properties officeooo:rsid="0018d1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2" text:name="py3o.i2"/>
      </text:user-field-decls>
      <text:h text:style-name="Heading_20_3" text:outline-level="3">Access in-loop <text:span text:style-name="T2">variable</text:span></text:h>
      <text:p text:style-name="P2"/>
      <text:p text:style-name="P2"><text:a xlink:type="simple" xlink:href="py3o://for=&quot;i2 in foo.my2list&quot;"><text:span text:style-name="T2">for="i2 in foo.my2list"</text:span></text:a></text:p>
      <text:p text:style-name="P1"><text:tab/><text:user-field-get text:name="py3o.i2">i2</text:user-field-get></text:p>
      <text:p text:style-name="P2"><text:a xlink:type="simple" xlink:href="py3o:///for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5-04-07T17:07:11.423704841</dc:date>
    <dc:creator>Anael Lorimier</dc:creator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8" meta:character-count="53" meta:non-whitespace-character-count="48"/>
  </office:meta>
</office:document-meta>
</file>